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27800" calcext:value-type="float">
            <text:p>1278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40000" calcext:value-type="float">
            <text:p>140000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12200" calcext:value-type="float">
            <text:p>122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4:.H28])" office:value-type="float" office:value="40257.1428571429" calcext:value-type="float">
            <text:p>40257.1428571429</text:p>
          </table:table-cell>
          <table:table-cell table:style-name="ce16"/>
          <table:table-cell table:style-name="ce2" table:formula="of:=SUM([.J3:.J28])" office:value-type="float" office:value="207600" calcext:value-type="float">
            <text:p>207600</text:p>
          </table:table-cell>
          <table:table-cell table:style-name="ce2" table:formula="of:=SUM([.K22:.K28])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" table:formula="of:=SUM([.H33:.H57])" office:value-type="float" office:value="41296.837944664" calcext:value-type="float">
            <text:p>41296.837944664</text:p>
          </table:table-cell>
          <table:table-cell table:style-name="ce16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/>
          <table:table-cell table:style-name="ce2" table:formula="of:=SUM([.B61:.F61])" office:value-type="float" office:value="46600" calcext:value-type="float">
            <text:p>46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1436.79653679654" calcext:value-type="float">
            <text:p>1436.796536796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170.12987012987" calcext:value-type="float">
            <text:p>2170.12987012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170.12987012987" calcext:value-type="float">
            <text:p>2170.12987012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E84];[.F84])" office:value-type="float" office:value="2170.12987012987" calcext:value-type="float">
            <text:p>2170.12987012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84:.F84])" office:value-type="float" office:value="2170.12987012987" calcext:value-type="float">
            <text:p>2170.1298701299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170.12987012987" calcext:value-type="float">
            <text:p>2170.129870129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D84:.F84])" office:value-type="float" office:value="1383.33333333333" calcext:value-type="float">
            <text:p>1383.333333333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2" table:formula="of:=SUM([.H62:.H85])" office:value-type="float" office:value="46872.7272727273" calcext:value-type="float">
            <text:p>46872.7272727273</text:p>
          </table:table-cell>
          <table:table-cell table:style-name="ce1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9:58:52.968208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7T12:04:26.020335214</dc:date>
    <meta:editing-duration>P11DT1H15M4S</meta:editing-duration>
    <meta:editing-cycles>3369</meta:editing-cycles>
    <meta:generator>LibreOffice/4.2.8.2$Linux_X86_64 LibreOffice_project/420m0$Build-2</meta:generator>
    <meta:document-statistic meta:table-count="20" meta:cell-count="9295" meta:object-count="0"/>
  </office:meta>
</office:document-meta>
</file>